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425in"/>
    </style:style>
    <style:style style:name="co2" style:family="table-column">
      <style:table-column-properties fo:break-before="auto" style:column-width="0.6744in"/>
    </style:style>
    <style:style style:name="co3" style:family="table-column">
      <style:table-column-properties fo:break-before="auto" style:column-width="0.7146in"/>
    </style:style>
    <style:style style:name="co4" style:family="table-column">
      <style:table-column-properties fo:break-before="auto" style:column-width="0.4465in"/>
    </style:style>
    <style:style style:name="co5" style:family="table-column">
      <style:table-column-properties fo:break-before="auto" style:column-width="0.7016in"/>
    </style:style>
    <style:style style:name="co6" style:family="table-column">
      <style:table-column-properties fo:break-before="auto" style:column-width="0.7417in"/>
    </style:style>
    <style:style style:name="co7" style:family="table-column">
      <style:table-column-properties fo:break-before="auto" style:column-width="1.4339in"/>
    </style:style>
    <style:style style:name="co8" style:family="table-column">
      <style:table-column-properties fo:break-before="auto" style:column-width="1.3465in"/>
    </style:style>
    <style:style style:name="co9" style:family="table-column">
      <style:table-column-properties fo:break-before="auto" style:column-width="0.4201in"/>
    </style:style>
    <style:style style:name="co10" style:family="table-column">
      <style:table-column-properties fo:break-before="auto" style:column-width="0.5555in"/>
    </style:style>
    <style:style style:name="co11" style:family="table-column">
      <style:table-column-properties fo:break-before="auto" style:column-width="0.7681in"/>
    </style:style>
    <style:style style:name="co12" style:family="table-column">
      <style:table-column-properties fo:break-before="auto" style:column-width="1.0299in"/>
    </style:style>
    <style:style style:name="co13" style:family="table-column">
      <style:table-column-properties fo:break-before="auto" style:column-width="0.4264in"/>
    </style:style>
    <style:style style:name="co14" style:family="table-column">
      <style:table-column-properties fo:break-before="auto" style:column-width="3.9244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" style:family="table-cell" style:parent-style-name="Default" style:data-style-name="N121">
      <style:text-properties fo:font-weight="normal" style:font-weight-asian="normal" style:font-weight-complex="normal"/>
    </style:style>
    <style:style style:name="ce3" style:family="table-cell" style:parent-style-name="Default" style:data-style-name="N121"/>
    <style:style style:name="ce4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"/>
    <style:style style:name="ce6" style:family="table-cell" style:parent-style-name="Default" style:data-style-name="N128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28">
      <style:text-properties fo:font-weight="normal" style:font-weight-asian="normal" style:font-weight-complex="normal"/>
    </style:style>
    <style:style style:name="ce8" style:family="table-cell" style:parent-style-name="Default" style:data-style-name="N128"/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 style:data-style-name="N13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131">
      <style:text-properties fo:font-weight="normal" style:font-weight-asian="normal" style:font-weight-complex="normal"/>
    </style:style>
    <style:style style:name="ce13" style:family="table-cell" style:parent-style-name="Default" style:data-style-name="N131"/>
    <style:style style:name="ce1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00">
      <style:text-properties fo:font-weight="normal" style:font-weight-asian="normal" style:font-weight-complex="normal"/>
    </style:style>
    <style:style style:name="ce17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5"/>
        <table:table-column table:style-name="co4" table:default-cell-style-name="ce3"/>
        <table:table-column table:style-name="co5" table:default-cell-style-name="ce3"/>
        <table:table-column table:style-name="co6" table:default-cell-style-name="ce5"/>
        <table:table-column table:style-name="co7" table:default-cell-style-name="ce8"/>
        <table:table-column table:style-name="co8" table:default-cell-style-name="ce8"/>
        <table:table-column table:style-name="co9" table:default-cell-style-name="Default"/>
        <table:table-column table:style-name="co10" table:default-cell-style-name="Default"/>
        <table:table-column table:style-name="co11" table:default-cell-style-name="ce13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09" table:default-cell-style-name="Default"/>
        <table:table-row table:style-name="ro1">
          <table:table-cell table:style-name="ce1" office:value-type="string" calcext:value-type="string">
            <text:p>true bearing</text:p>
          </table:table-cell>
          <table:table-cell table:style-name="ce1" office:value-type="string" calcext:value-type="string">
            <text:p>true abs</text:p>
          </table:table-cell>
          <table:table-cell table:style-name="ce4" office:value-type="string" calcext:value-type="string">
            <text:p>true mils</text:p>
          </table:table-cell>
          <table:table-cell table:style-name="ce1" office:value-type="string" calcext:value-type="string">
            <text:p>mag</text:p>
          </table:table-cell>
          <table:table-cell table:style-name="ce1" office:value-type="string" calcext:value-type="string">
            <text:p>mag abs</text:p>
          </table:table-cell>
          <table:table-cell table:style-name="ce4" office:value-type="string" calcext:value-type="string">
            <text:p>mag mils</text:p>
          </table:table-cell>
          <table:table-cell table:style-name="ce6" office:value-type="string" calcext:value-type="string">
            <text:p>latitude</text:p>
          </table:table-cell>
          <table:table-cell table:style-name="ce6" office:value-type="string" calcext:value-type="string">
            <text:p>longitude</text:p>
          </table:table-cell>
          <table:table-cell table:style-name="ce9" office:value-type="string" calcext:value-type="string">
            <text:p>style</text:p>
          </table:table-cell>
          <table:table-cell table:style-name="ce9" office:value-type="string" calcext:value-type="string">
            <text:p>color</text:p>
          </table:table-cell>
          <table:table-cell table:style-name="ce11" office:value-type="string" calcext:value-type="string">
            <text:p>rate (sec.)</text:p>
          </table:table-cell>
          <table:table-cell table:style-name="ce14" office:value-type="string" calcext:value-type="string">
            <text:p>height (ft.)</text:p>
          </table:table-cell>
          <table:table-cell table:style-name="ce15" office:value-type="string" calcext:value-type="string">
            <text:p>vis dist (N Mi.)</text:p>
          </table:table-cell>
          <table:table-cell table:style-name="ce9" office:value-type="string" calcext:value-type="string">
            <text:p>label</text:p>
          </table:table-cell>
          <table:table-cell table:style-name="ce9" office:value-type="string" calcext:value-type="string">
            <text:p>name</text:p>
          </table:table-cell>
          <table:table-cell table:style-name="ce9" table:number-columns-repeated="1009"/>
        </table:table-row>
        <table:table-row table:style-name="ro1">
          <table:table-cell table:style-name="ce2" office:value-type="float" office:value="0" calcext:value-type="float">
            <text:p>0.0</text:p>
          </table:table-cell>
          <table:table-cell table:formula="of:=MOD([.A2];360)" office:value-type="float" office:value="0" calcext:value-type="float">
            <text:p>0.0</text:p>
          </table:table-cell>
          <table:table-cell table:formula="of:=[.B2]*17.777778" office:value-type="float" office:value="0" calcext:value-type="float">
            <text:p>0</text:p>
          </table:table-cell>
          <table:table-cell table:style-name="ce2" table:formula="of:=[.A2]+12" office:value-type="float" office:value="12" calcext:value-type="float">
            <text:p>12.0</text:p>
          </table:table-cell>
          <table:table-cell table:formula="of:=MOD([.D2];360)" office:value-type="float" office:value="12" calcext:value-type="float">
            <text:p>12.0</text:p>
          </table:table-cell>
          <table:table-cell table:formula="of:=[.E2]*17.777778" office:value-type="float" office:value="213.333336" calcext:value-type="float">
            <text:p>213</text:p>
          </table:table-cell>
          <table:table-cell table:style-name="ce7" office:value-type="float" office:value="38.784802975" calcext:value-type="float">
            <text:p>38.784802975</text:p>
          </table:table-cell>
          <table:table-cell table:style-name="ce7" office:value-type="float" office:value="-75.104300603" calcext:value-type="float">
            <text:p>-75.104300603</text:p>
          </table:table-cell>
          <table:table-cell table:style-name="ce10" table:number-columns-repeated="2"/>
          <table:table-cell table:style-name="ce12"/>
          <table:table-cell table:style-name="ce10"/>
          <table:table-cell table:style-name="ce16"/>
          <table:table-cell table:style-name="ce10"/>
          <table:table-cell table:style-name="ce10" office:value-type="string" calcext:value-type="string">
            <text:p>viewing location</text:p>
          </table:table-cell>
          <table:table-cell table:style-name="ce10" table:number-columns-repeated="1009"/>
        </table:table-row>
        <table:table-row table:style-name="ro1">
          <table:table-cell table:formula="of:=DEGREES(ATAN2(COS(RADIANS([.G$2]))*SIN(RADIANS([.G3]))-SIN(RADIANS([.G$2]))*COS(RADIANS([.G3]))*COS(RADIANS([.H3]-[.H$2]));SIN(RADIANS([.H3]-[.H$2]))*COS(RADIANS([.G3]))))" office:value-type="float" office:value="-87.848924465323" calcext:value-type="float">
            <text:p>-87.8</text:p>
          </table:table-cell>
          <table:table-cell table:formula="of:=MOD([.A3];360)" office:value-type="float" office:value="272.151075534677" calcext:value-type="float">
            <text:p>272.2</text:p>
          </table:table-cell>
          <table:table-cell table:formula="of:=[.B3]*17.777778" office:value-type="float" office:value="4838.24140331672" calcext:value-type="float">
            <text:p>4838</text:p>
          </table:table-cell>
          <table:table-cell table:style-name="ce2" table:formula="of:=[.A3]+[.D$2]" office:value-type="float" office:value="-75.848924465323" calcext:value-type="float">
            <text:p>-75.8</text:p>
          </table:table-cell>
          <table:table-cell table:formula="of:=MOD([.D3];360)" office:value-type="float" office:value="284.151075534677" calcext:value-type="float">
            <text:p>284.2</text:p>
          </table:table-cell>
          <table:table-cell table:formula="of:=[.E3]*17.777778" office:value-type="float" office:value="5051.57473931672" calcext:value-type="float">
            <text:p>5052</text:p>
          </table:table-cell>
          <table:table-cell office:value-type="float" office:value="38.785305" calcext:value-type="float">
            <text:p>38.785305000</text:p>
          </table:table-cell>
          <table:table-cell office:value-type="float" office:value="-75.12149" calcext:value-type="float">
            <text:p>-75.121490000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red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<text:s text:c="4"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Lewes Breakwater Middle Light</text:p>
          </table:table-cell>
          <table:table-cell table:number-columns-repeated="1009"/>
        </table:table-row>
        <table:table-row table:style-name="ro1">
          <table:table-cell table:formula="of:=DEGREES(ATAN2(COS(RADIANS([.G$2]))*SIN(RADIANS([.G4]))-SIN(RADIANS([.G$2]))*COS(RADIANS([.G4]))*COS(RADIANS([.H4]-[.H$2]));SIN(RADIANS([.H4]-[.H$2]))*COS(RADIANS([.G4]))))" office:value-type="float" office:value="-76.9078704485312" calcext:value-type="float">
            <text:p>-76.9</text:p>
          </table:table-cell>
          <table:table-cell table:formula="of:=MOD([.A4];360)" office:value-type="float" office:value="283.092129551469" calcext:value-type="float">
            <text:p>283.1</text:p>
          </table:table-cell>
          <table:table-cell table:formula="of:=[.B4]*17.777778" office:value-type="float" office:value="5032.74903271325" calcext:value-type="float">
            <text:p>5033</text:p>
          </table:table-cell>
          <table:table-cell table:style-name="ce2" table:formula="of:=[.A4]+[.D$2]" office:value-type="float" office:value="-64.9078704485312" calcext:value-type="float">
            <text:p>-64.9</text:p>
          </table:table-cell>
          <table:table-cell table:formula="of:=MOD([.D4];360)" office:value-type="float" office:value="295.092129551469" calcext:value-type="float">
            <text:p>295.1</text:p>
          </table:table-cell>
          <table:table-cell table:formula="of:=[.E4]*17.777778" office:value-type="float" office:value="5246.08236871325" calcext:value-type="float">
            <text:p>5246</text:p>
          </table:table-cell>
          <table:table-cell office:value-type="float" office:value="38.79414" calcext:value-type="float">
            <text:p>38.794140000</text:p>
          </table:table-cell>
          <table:table-cell office:value-type="float" office:value="-75.155875" calcext:value-type="float">
            <text:p>-75.155875000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green</text:p>
          </table:table-cell>
          <table:table-cell office:value-type="float" office:value="4" calcext:value-type="float">
            <text:p>4.0</text:p>
          </table:table-cell>
          <table:table-cell office:value-type="float" office:value="18" calcext:value-type="float">
            <text:p>18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1R </text:p>
          </table:table-cell>
          <table:table-cell office:value-type="string" calcext:value-type="string">
            <text:p>Roosevelt Inlet Jetty Light</text:p>
          </table:table-cell>
          <table:table-cell table:number-columns-repeated="1009"/>
        </table:table-row>
        <table:table-row table:style-name="ro1">
          <table:table-cell table:formula="of:=DEGREES(ATAN2(COS(RADIANS([.G$2]))*SIN(RADIANS([.G5]))-SIN(RADIANS([.G$2]))*COS(RADIANS([.G5]))*COS(RADIANS([.H5]-[.H$2]));SIN(RADIANS([.H5]-[.H$2]))*COS(RADIANS([.G5]))))" office:value-type="float" office:value="-76.3024856238708" calcext:value-type="float">
            <text:p>-76.3</text:p>
          </table:table-cell>
          <table:table-cell table:formula="of:=MOD([.A5];360)" office:value-type="float" office:value="283.697514376129" calcext:value-type="float">
            <text:p>283.7</text:p>
          </table:table-cell>
          <table:table-cell table:formula="of:=[.B5]*17.777778" office:value-type="float" office:value="5043.51142973064" calcext:value-type="float">
            <text:p>5044</text:p>
          </table:table-cell>
          <table:table-cell table:style-name="ce2" table:formula="of:=[.A5]+[.D$2]" office:value-type="float" office:value="-64.3024856238708" calcext:value-type="float">
            <text:p>-64.3</text:p>
          </table:table-cell>
          <table:table-cell table:formula="of:=MOD([.D5];360)" office:value-type="float" office:value="295.697514376129" calcext:value-type="float">
            <text:p>295.7</text:p>
          </table:table-cell>
          <table:table-cell table:formula="of:=[.E5]*17.777778" office:value-type="float" office:value="5256.84476573063" calcext:value-type="float">
            <text:p>5257</text:p>
          </table:table-cell>
          <table:table-cell office:value-type="float" office:value="38.794866667" calcext:value-type="float">
            <text:p>38.794866667</text:p>
          </table:table-cell>
          <table:table-cell office:value-type="float" office:value="-75.157341667" calcext:value-type="float">
            <text:p>-75.157341667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red</text:p>
          </table:table-cell>
          <table:table-cell office:value-type="float" office:value="4" calcext:value-type="float">
            <text:p>4.0</text:p>
          </table:table-cell>
          <table:table-cell office:value-type="float" office:value="18" calcext:value-type="float">
            <text:p>18</text:p>
          </table:table-cell>
          <table:table-cell office:value-type="float" office:value="5.4" calcext:value-type="float">
            <text:p>5.4</text:p>
          </table:table-cell>
          <table:table-cell table:style-name="ce17" office:value-type="string" calcext:value-type="string">
            <text:p>2 <text:s/></text:p>
          </table:table-cell>
          <table:table-cell office:value-type="string" calcext:value-type="string">
            <text:p>Roosevelt Inlet Jetty Light</text:p>
          </table:table-cell>
          <table:table-cell table:number-columns-repeated="1009"/>
        </table:table-row>
        <table:table-row table:style-name="ro1">
          <table:table-cell table:formula="of:=DEGREES(ATAN2(COS(RADIANS([.G$2]))*SIN(RADIANS([.G6]))-SIN(RADIANS([.G$2]))*COS(RADIANS([.G6]))*COS(RADIANS([.H6]-[.H$2]));SIN(RADIANS([.H6]-[.H$2]))*COS(RADIANS([.G6]))))" office:value-type="float" office:value="-74.6676725451642" calcext:value-type="float">
            <text:p>-74.7</text:p>
          </table:table-cell>
          <table:table-cell table:formula="of:=MOD([.A6];360)" office:value-type="float" office:value="285.332327454836" calcext:value-type="float">
            <text:p>285.3</text:p>
          </table:table-cell>
          <table:table-cell table:formula="of:=[.B6]*17.777778" office:value-type="float" office:value="5072.57477371538" calcext:value-type="float">
            <text:p>5073</text:p>
          </table:table-cell>
          <table:table-cell table:style-name="ce2" table:formula="of:=[.A6]+[.D$2]" office:value-type="float" office:value="-62.6676725451642" calcext:value-type="float">
            <text:p>-62.7</text:p>
          </table:table-cell>
          <table:table-cell table:formula="of:=MOD([.D6];360)" office:value-type="float" office:value="297.332327454836" calcext:value-type="float">
            <text:p>297.3</text:p>
          </table:table-cell>
          <table:table-cell table:formula="of:=[.E6]*17.777778" office:value-type="float" office:value="5285.90810971538" calcext:value-type="float">
            <text:p>5286</text:p>
          </table:table-cell>
          <table:table-cell office:value-type="float" office:value="38.787773333" calcext:value-type="float">
            <text:p>38.787773333</text:p>
          </table:table-cell>
          <table:table-cell office:value-type="float" office:value="-75.118203333" calcext:value-type="float">
            <text:p>-75.118203333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red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<text:s text:c="4"/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Lewes Breakwater Front Light</text:p>
          </table:table-cell>
          <table:table-cell table:number-columns-repeated="1009"/>
        </table:table-row>
        <table:table-row table:style-name="ro1">
          <table:table-cell table:formula="of:=DEGREES(ATAN2(COS(RADIANS([.G$2]))*SIN(RADIANS([.G7]))-SIN(RADIANS([.G$2]))*COS(RADIANS([.G7]))*COS(RADIANS([.H7]-[.H$2]));SIN(RADIANS([.H7]-[.H$2]))*COS(RADIANS([.G7]))))" office:value-type="float" office:value="-61.1455141597097" calcext:value-type="float">
            <text:p>-61.1</text:p>
          </table:table-cell>
          <table:table-cell table:formula="of:=MOD([.A7];360)" office:value-type="float" office:value="298.85448584029" calcext:value-type="float">
            <text:p>298.9</text:p>
          </table:table-cell>
          <table:table-cell table:formula="of:=[.B7]*17.777778" office:value-type="float" office:value="5312.96870357283" calcext:value-type="float">
            <text:p>5313</text:p>
          </table:table-cell>
          <table:table-cell table:style-name="ce2" table:formula="of:=[.A7]+[.D$2]" office:value-type="float" office:value="-49.1455141597097" calcext:value-type="float">
            <text:p>-49.1</text:p>
          </table:table-cell>
          <table:table-cell table:formula="of:=MOD([.D7];360)" office:value-type="float" office:value="310.85448584029" calcext:value-type="float">
            <text:p>310.9</text:p>
          </table:table-cell>
          <table:table-cell table:formula="of:=[.E7]*17.777778" office:value-type="float" office:value="5526.30203957283" calcext:value-type="float">
            <text:p>5526</text:p>
          </table:table-cell>
          <table:table-cell office:value-type="float" office:value="38.796586667" calcext:value-type="float">
            <text:p>38.796586667</text:p>
          </table:table-cell>
          <table:table-cell office:value-type="float" office:value="-75.131748333" calcext:value-type="float">
            <text:p>-75.131748333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white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CG <text:s/></text:p>
          </table:table-cell>
          <table:table-cell office:value-type="string" calcext:value-type="string">
            <text:p>Mooring Buoy</text:p>
          </table:table-cell>
          <table:table-cell table:number-columns-repeated="1009"/>
        </table:table-row>
        <table:table-row table:style-name="ro1">
          <table:table-cell table:formula="of:=DEGREES(ATAN2(COS(RADIANS([.G$2]))*SIN(RADIANS([.G8]))-SIN(RADIANS([.G$2]))*COS(RADIANS([.G8]))*COS(RADIANS([.H8]-[.H$2]));SIN(RADIANS([.H8]-[.H$2]))*COS(RADIANS([.G8]))))" office:value-type="float" office:value="-44.7757870330182" calcext:value-type="float">
            <text:p>-44.8</text:p>
          </table:table-cell>
          <table:table-cell table:formula="of:=MOD([.A8];360)" office:value-type="float" office:value="315.224212966982" calcext:value-type="float">
            <text:p>315.2</text:p>
          </table:table-cell>
          <table:table-cell table:formula="of:=[.B8]*17.777778" office:value-type="float" office:value="5603.98607835172" calcext:value-type="float">
            <text:p>5604</text:p>
          </table:table-cell>
          <table:table-cell table:style-name="ce2" table:formula="of:=[.A8]+[.D$2]" office:value-type="float" office:value="-32.7757870330182" calcext:value-type="float">
            <text:p>-32.8</text:p>
          </table:table-cell>
          <table:table-cell table:formula="of:=MOD([.D8];360)" office:value-type="float" office:value="327.224212966982" calcext:value-type="float">
            <text:p>327.2</text:p>
          </table:table-cell>
          <table:table-cell table:formula="of:=[.E8]*17.777778" office:value-type="float" office:value="5817.31941435172" calcext:value-type="float">
            <text:p>5817</text:p>
          </table:table-cell>
          <table:table-cell office:value-type="float" office:value="38.936625" calcext:value-type="float">
            <text:p>38.936625000</text:p>
          </table:table-cell>
          <table:table-cell office:value-type="float" office:value="-75.298166667" calcext:value-type="float">
            <text:p>-75.298166667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green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<text:s text:c="4"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M <text:s/></text:p>
          </table:table-cell>
          <table:table-cell office:value-type="string" calcext:value-type="string">
            <text:p>Mispillion Inlet South Jetty Light</text:p>
          </table:table-cell>
          <table:table-cell table:number-columns-repeated="1009"/>
        </table:table-row>
        <table:table-row table:style-name="ro1">
          <table:table-cell table:formula="of:=DEGREES(ATAN2(COS(RADIANS([.G$2]))*SIN(RADIANS([.G9]))-SIN(RADIANS([.G$2]))*COS(RADIANS([.G9]))*COS(RADIANS([.H9]-[.H$2]));SIN(RADIANS([.H9]-[.H$2]))*COS(RADIANS([.G9]))))" office:value-type="float" office:value="-44.6410601986382" calcext:value-type="float">
            <text:p>-44.6</text:p>
          </table:table-cell>
          <table:table-cell table:formula="of:=MOD([.A9];360)" office:value-type="float" office:value="315.358939801362" calcext:value-type="float">
            <text:p>315.4</text:p>
          </table:table-cell>
          <table:table-cell table:formula="of:=[.B9]*17.777778" office:value-type="float" office:value="5606.38122210397" calcext:value-type="float">
            <text:p>5606</text:p>
          </table:table-cell>
          <table:table-cell table:style-name="ce2" table:formula="of:=[.A9]+[.D$2]" office:value-type="float" office:value="-32.6410601986382" calcext:value-type="float">
            <text:p>-32.6</text:p>
          </table:table-cell>
          <table:table-cell table:formula="of:=MOD([.D9];360)" office:value-type="float" office:value="327.358939801362" calcext:value-type="float">
            <text:p>327.4</text:p>
          </table:table-cell>
          <table:table-cell table:formula="of:=[.E9]*17.777778" office:value-type="float" office:value="5819.71455810397" calcext:value-type="float">
            <text:p>5820</text:p>
          </table:table-cell>
          <table:table-cell office:value-type="float" office:value="38.93717" calcext:value-type="float">
            <text:p>38.937170000</text:p>
          </table:table-cell>
          <table:table-cell office:value-type="float" office:value="-75.29795" calcext:value-type="float">
            <text:p>-75.297950000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red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<text:s text:c="4"/></text:p>
          </table:table-cell>
          <table:table-cell office:value-type="float" office:value="8" calcext:value-type="float">
            <text:p>8</text:p>
          </table:table-cell>
          <table:table-cell table:style-name="ce17" office:value-type="string" calcext:value-type="string">
            <text:p>2 <text:s text:c="2"/></text:p>
          </table:table-cell>
          <table:table-cell office:value-type="string" calcext:value-type="string">
            <text:p>Mispillion Inlet North Jetty Light</text:p>
          </table:table-cell>
          <table:table-cell table:number-columns-repeated="1009"/>
        </table:table-row>
        <table:table-row table:style-name="ro1">
          <table:table-cell table:formula="of:=DEGREES(ATAN2(COS(RADIANS([.G$2]))*SIN(RADIANS([.G10]))-SIN(RADIANS([.G$2]))*COS(RADIANS([.G10]))*COS(RADIANS([.H10]-[.H$2]));SIN(RADIANS([.H10]-[.H$2]))*COS(RADIANS([.G10]))))" office:value-type="float" office:value="-31.5182194276238" calcext:value-type="float">
            <text:p>-31.5</text:p>
          </table:table-cell>
          <table:table-cell table:formula="of:=MOD([.A10];360)" office:value-type="float" office:value="328.481780572376" calcext:value-type="float">
            <text:p>328.5</text:p>
          </table:table-cell>
          <table:table-cell table:formula="of:=[.B10]*17.777778" office:value-type="float" office:value="5839.67617206042" calcext:value-type="float">
            <text:p>5840</text:p>
          </table:table-cell>
          <table:table-cell table:style-name="ce2" table:formula="of:=[.A10]+[.D$2]" office:value-type="float" office:value="-19.5182194276238" calcext:value-type="float">
            <text:p>-19.5</text:p>
          </table:table-cell>
          <table:table-cell table:formula="of:=MOD([.D10];360)" office:value-type="float" office:value="340.481780572376" calcext:value-type="float">
            <text:p>340.5</text:p>
          </table:table-cell>
          <table:table-cell table:formula="of:=[.E10]*17.777778" office:value-type="float" office:value="6053.00950806042" calcext:value-type="float">
            <text:p>6053</text:p>
          </table:table-cell>
          <table:table-cell office:value-type="float" office:value="38.800505" calcext:value-type="float">
            <text:p>38.800505000</text:p>
          </table:table-cell>
          <table:table-cell office:value-type="float" office:value="-75.116656667" calcext:value-type="float">
            <text:p>-75.116656667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green</text:p>
          </table:table-cell>
          <table:table-cell office:value-type="float" office:value="4" calcext:value-type="float">
            <text:p>4.0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table:style-name="ce17" office:value-type="string" calcext:value-type="string">
            <text:p>3 <text:s text:c="2"/></text:p>
          </table:table-cell>
          <table:table-cell office:value-type="string" calcext:value-type="string">
            <text:p>Delaware Breakwater West End Light <text:s text:c="17"/></text:p>
          </table:table-cell>
          <table:table-cell table:number-columns-repeated="1009"/>
        </table:table-row>
        <table:table-row table:style-name="ro1">
          <table:table-cell table:formula="of:=DEGREES(ATAN2(COS(RADIANS([.G$2]))*SIN(RADIANS([.G11]))-SIN(RADIANS([.G$2]))*COS(RADIANS([.G11]))*COS(RADIANS([.H11]-[.H$2]));SIN(RADIANS([.H11]-[.H$2]))*COS(RADIANS([.G11]))))" office:value-type="float" office:value="-24.7710359744532" calcext:value-type="float">
            <text:p>-24.8</text:p>
          </table:table-cell>
          <table:table-cell table:formula="of:=MOD([.A11];360)" office:value-type="float" office:value="335.228964025547" calcext:value-type="float">
            <text:p>335.2</text:p>
          </table:table-cell>
          <table:table-cell table:formula="of:=[.B11]*17.777778" office:value-type="float" office:value="5959.62610161616" calcext:value-type="float">
            <text:p>5960</text:p>
          </table:table-cell>
          <table:table-cell table:style-name="ce2" table:formula="of:=[.A11]+[.D$2]" office:value-type="float" office:value="-12.7710359744532" calcext:value-type="float">
            <text:p>-12.8</text:p>
          </table:table-cell>
          <table:table-cell table:formula="of:=MOD([.D11];360)" office:value-type="float" office:value="347.228964025547" calcext:value-type="float">
            <text:p>347.2</text:p>
          </table:table-cell>
          <table:table-cell table:formula="of:=[.E11]*17.777778" office:value-type="float" office:value="6172.95943761616" calcext:value-type="float">
            <text:p>6173</text:p>
          </table:table-cell>
          <table:table-cell office:value-type="float" office:value="38.9515" calcext:value-type="float">
            <text:p>38.951500000</text:p>
          </table:table-cell>
          <table:table-cell office:value-type="float" office:value="-75.203238333" calcext:value-type="float">
            <text:p>-75.203238333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yellow</text:p>
          </table:table-cell>
          <table:table-cell office:value-type="float" office:value="6" calcext:value-type="float">
            <text:p>6.0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B <text:s text:c="2"/></text:p>
          </table:table-cell>
          <table:table-cell office:value-type="string" calcext:value-type="string">
            <text:p>Big Stone Beach Tanker Anchorage Lighted Buoy</text:p>
          </table:table-cell>
          <table:table-cell table:number-columns-repeated="1009"/>
        </table:table-row>
        <table:table-row table:style-name="ro1">
          <table:table-cell table:formula="of:=DEGREES(ATAN2(COS(RADIANS([.G$2]))*SIN(RADIANS([.G12]))-SIN(RADIANS([.G$2]))*COS(RADIANS([.G12]))*COS(RADIANS([.H12]-[.H$2]));SIN(RADIANS([.H12]-[.H$2]))*COS(RADIANS([.G12]))))" office:value-type="float" office:value="-18.0741652221124" calcext:value-type="float">
            <text:p>-18.1</text:p>
          </table:table-cell>
          <table:table-cell table:formula="of:=MOD([.A12];360)" office:value-type="float" office:value="341.925834777888" calcext:value-type="float">
            <text:p>341.9</text:p>
          </table:table-cell>
          <table:table-cell table:formula="of:=[.B12]*17.777778" office:value-type="float" office:value="6078.68158314597" calcext:value-type="float">
            <text:p>6079</text:p>
          </table:table-cell>
          <table:table-cell table:style-name="ce2" table:formula="of:=[.A12]+[.D$2]" office:value-type="float" office:value="-6.07416522211243" calcext:value-type="float">
            <text:p>-6.1</text:p>
          </table:table-cell>
          <table:table-cell table:formula="of:=MOD([.D12];360)" office:value-type="float" office:value="353.925834777888" calcext:value-type="float">
            <text:p>353.9</text:p>
          </table:table-cell>
          <table:table-cell table:formula="of:=[.E12]*17.777778" office:value-type="float" office:value="6292.01491914596" calcext:value-type="float">
            <text:p>6292</text:p>
          </table:table-cell>
          <table:table-cell office:value-type="float" office:value="38.960938333" calcext:value-type="float">
            <text:p>38.960938333</text:p>
          </table:table-cell>
          <table:table-cell office:value-type="float" office:value="-75.178235" calcext:value-type="float">
            <text:p>-75.178235000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yellow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G <text:s text:c="2"/></text:p>
          </table:table-cell>
          <table:table-cell office:value-type="string" calcext:value-type="string">
            <text:p>Big Stone Beach Tanker Anchorage Lighted Buoy</text:p>
          </table:table-cell>
          <table:table-cell table:number-columns-repeated="1009"/>
        </table:table-row>
        <table:table-row table:style-name="ro1">
          <table:table-cell table:formula="of:=DEGREES(ATAN2(COS(RADIANS([.G$2]))*SIN(RADIANS([.G13]))-SIN(RADIANS([.G$2]))*COS(RADIANS([.G13]))*COS(RADIANS([.H13]-[.H$2]));SIN(RADIANS([.H13]-[.H$2]))*COS(RADIANS([.G13]))))" office:value-type="float" office:value="-17.7481782442188" calcext:value-type="float">
            <text:p>-17.7</text:p>
          </table:table-cell>
          <table:table-cell table:formula="of:=MOD([.A13];360)" office:value-type="float" office:value="342.251821755781" calcext:value-type="float">
            <text:p>342.3</text:p>
          </table:table-cell>
          <table:table-cell table:formula="of:=[.B13]*17.777778" office:value-type="float" office:value="6084.47690726985" calcext:value-type="float">
            <text:p>6084</text:p>
          </table:table-cell>
          <table:table-cell table:style-name="ce2" table:formula="of:=[.A13]+[.D$2]" office:value-type="float" office:value="-5.74817824421878" calcext:value-type="float">
            <text:p>-5.7</text:p>
          </table:table-cell>
          <table:table-cell table:formula="of:=MOD([.D13];360)" office:value-type="float" office:value="354.251821755781" calcext:value-type="float">
            <text:p>354.3</text:p>
          </table:table-cell>
          <table:table-cell table:formula="of:=[.E13]*17.777778" office:value-type="float" office:value="6297.81024326985" calcext:value-type="float">
            <text:p>6298</text:p>
          </table:table-cell>
          <table:table-cell office:value-type="float" office:value="39.182225" calcext:value-type="float">
            <text:p>39.182225000</text:p>
          </table:table-cell>
          <table:table-cell office:value-type="float" office:value="-75.268448333" calcext:value-type="float">
            <text:p>-75.268448333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white</text:p>
          </table:table-cell>
          <table:table-cell office:value-type="float" office:value="6" calcext:value-type="float">
            <text:p>6.0</text:p>
          </table:table-cell>
          <table:table-cell office:value-type="string" calcext:value-type="string">
            <text:p><text:s text:c="4"/>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Elbow of Cross Ledge Light</text:p>
          </table:table-cell>
          <table:table-cell table:number-columns-repeated="1009"/>
        </table:table-row>
        <table:table-row table:style-name="ro1">
          <table:table-cell table:formula="of:=DEGREES(ATAN2(COS(RADIANS([.G$2]))*SIN(RADIANS([.G14]))-SIN(RADIANS([.G$2]))*COS(RADIANS([.G14]))*COS(RADIANS([.H14]-[.H$2]));SIN(RADIANS([.H14]-[.H$2]))*COS(RADIANS([.G14]))))" office:value-type="float" office:value="-13.3245378727024" calcext:value-type="float">
            <text:p>-13.3</text:p>
          </table:table-cell>
          <table:table-cell table:formula="of:=MOD([.A14];360)" office:value-type="float" office:value="346.675462127298" calcext:value-type="float">
            <text:p>346.7</text:p>
          </table:table-cell>
          <table:table-cell table:formula="of:=[.B14]*17.777778" office:value-type="float" office:value="6163.11940374651" calcext:value-type="float">
            <text:p>6163</text:p>
          </table:table-cell>
          <table:table-cell table:style-name="ce2" table:formula="of:=[.A14]+[.D$2]" office:value-type="float" office:value="-1.32453787270241" calcext:value-type="float">
            <text:p>-1.3</text:p>
          </table:table-cell>
          <table:table-cell table:formula="of:=MOD([.D14];360)" office:value-type="float" office:value="358.675462127298" calcext:value-type="float">
            <text:p>358.7</text:p>
          </table:table-cell>
          <table:table-cell table:formula="of:=[.E14]*17.777778" office:value-type="float" office:value="6376.4527397465" calcext:value-type="float">
            <text:p>6376</text:p>
          </table:table-cell>
          <table:table-cell office:value-type="float" office:value="39.126648333" calcext:value-type="float">
            <text:p>39.126648333</text:p>
          </table:table-cell>
          <table:table-cell office:value-type="float" office:value="-75.208681667" calcext:value-type="float">
            <text:p>-75.208681667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white</text:p>
          </table:table-cell>
          <table:table-cell office:value-type="float" office:value="4" calcext:value-type="float">
            <text:p>4.0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Miah Maull Shoal Light</text:p>
          </table:table-cell>
          <table:table-cell table:number-columns-repeated="1009"/>
        </table:table-row>
        <table:table-row table:style-name="ro1">
          <table:table-cell table:formula="of:=DEGREES(ATAN2(COS(RADIANS([.G$2]))*SIN(RADIANS([.G15]))-SIN(RADIANS([.G$2]))*COS(RADIANS([.G15]))*COS(RADIANS([.H15]-[.H$2]));SIN(RADIANS([.H15]-[.H$2]))*COS(RADIANS([.G15]))))" office:value-type="float" office:value="-13.0966997051752" calcext:value-type="float">
            <text:p>-13.1</text:p>
          </table:table-cell>
          <table:table-cell table:formula="of:=MOD([.A15];360)" office:value-type="float" office:value="346.903300294825" calcext:value-type="float">
            <text:p>346.9</text:p>
          </table:table-cell>
          <table:table-cell table:formula="of:=[.B15]*17.777778" office:value-type="float" office:value="6167.16986010873" calcext:value-type="float">
            <text:p>6167</text:p>
          </table:table-cell>
          <table:table-cell table:style-name="ce2" table:formula="of:=[.A15]+[.D$2]" office:value-type="float" office:value="-1.09669970517522" calcext:value-type="float">
            <text:p>-1.1</text:p>
          </table:table-cell>
          <table:table-cell table:formula="of:=MOD([.D15];360)" office:value-type="float" office:value="358.903300294825" calcext:value-type="float">
            <text:p>358.9</text:p>
          </table:table-cell>
          <table:table-cell table:formula="of:=[.E15]*17.777778" office:value-type="float" office:value="6380.50319610873" calcext:value-type="float">
            <text:p>6381</text:p>
          </table:table-cell>
          <table:table-cell office:value-type="float" office:value="38.835731667" calcext:value-type="float">
            <text:p>38.835731667</text:p>
          </table:table-cell>
          <table:table-cell office:value-type="float" office:value="-75.119511667" calcext:value-type="float">
            <text:p>-75.119511667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white</text:p>
          </table:table-cell>
          <table:table-cell office:value-type="float" office:value="4" calcext:value-type="float">
            <text:p>4.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 <text:s text:c="2"/></text:p>
          </table:table-cell>
          <table:table-cell office:value-type="string" calcext:value-type="string">
            <text:p>Delaware Bay West Icebreaker Light</text:p>
          </table:table-cell>
          <table:table-cell table:number-columns-repeated="1009"/>
        </table:table-row>
        <table:table-row table:style-name="ro1">
          <table:table-cell table:formula="of:=DEGREES(ATAN2(COS(RADIANS([.G$2]))*SIN(RADIANS([.G16]))-SIN(RADIANS([.G$2]))*COS(RADIANS([.G16]))*COS(RADIANS([.H16]-[.H$2]));SIN(RADIANS([.H16]-[.H$2]))*COS(RADIANS([.G16]))))" office:value-type="float" office:value="-12.9325093496226" calcext:value-type="float">
            <text:p>-12.9</text:p>
          </table:table-cell>
          <table:table-cell table:formula="of:=MOD([.A16];360)" office:value-type="float" office:value="347.067490650377" calcext:value-type="float">
            <text:p>347.1</text:p>
          </table:table-cell>
          <table:table-cell table:formula="of:=[.B16]*17.777778" office:value-type="float" office:value="6170.08879979949" calcext:value-type="float">
            <text:p>6170</text:p>
          </table:table-cell>
          <table:table-cell table:style-name="ce2" table:formula="of:=[.A16]+[.D$2]" office:value-type="float" office:value="-0.932509349622622" calcext:value-type="float">
            <text:p>-0.9</text:p>
          </table:table-cell>
          <table:table-cell table:formula="of:=MOD([.D16];360)" office:value-type="float" office:value="359.067490650377" calcext:value-type="float">
            <text:p>359.1</text:p>
          </table:table-cell>
          <table:table-cell table:formula="of:=[.E16]*17.777778" office:value-type="float" office:value="6383.42213579949" calcext:value-type="float">
            <text:p>6383</text:p>
          </table:table-cell>
          <table:table-cell office:value-type="float" office:value="39.04825" calcext:value-type="float">
            <text:p>39.048250000</text:p>
          </table:table-cell>
          <table:table-cell office:value-type="float" office:value="-75.182203333" calcext:value-type="float">
            <text:p>-75.182203333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red</text:p>
          </table:table-cell>
          <table:table-cell office:value-type="float" office:value="9" calcext:value-type="float">
            <text:p>9.0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Fourteen Foot Bank Light</text:p>
          </table:table-cell>
          <table:table-cell table:number-columns-repeated="1009"/>
        </table:table-row>
        <table:table-row table:style-name="ro1">
          <table:table-cell table:formula="of:=DEGREES(ATAN2(COS(RADIANS([.G$2]))*SIN(RADIANS([.G17]))-SIN(RADIANS([.G$2]))*COS(RADIANS([.G17]))*COS(RADIANS([.H17]-[.H$2]));SIN(RADIANS([.H17]-[.H$2]))*COS(RADIANS([.G17]))))" office:value-type="float" office:value="-12.265472062286" calcext:value-type="float">
            <text:p>-12.3</text:p>
          </table:table-cell>
          <table:table-cell table:formula="of:=MOD([.A17];360)" office:value-type="float" office:value="347.734527937714" calcext:value-type="float">
            <text:p>347.7</text:p>
          </table:table-cell>
          <table:table-cell table:formula="of:=[.B17]*17.777778" office:value-type="float" office:value="6181.94724061148" calcext:value-type="float">
            <text:p>6182</text:p>
          </table:table-cell>
          <table:table-cell table:style-name="ce2" table:formula="of:=[.A17]+[.D$2]" office:value-type="float" office:value="-0.265472062285996" calcext:value-type="float">
            <text:p>-0.3</text:p>
          </table:table-cell>
          <table:table-cell table:formula="of:=MOD([.D17];360)" office:value-type="float" office:value="359.734527937714" calcext:value-type="float">
            <text:p>359.7</text:p>
          </table:table-cell>
          <table:table-cell table:formula="of:=[.E17]*17.777778" office:value-type="float" office:value="6395.28057661148" calcext:value-type="float">
            <text:p>6395</text:p>
          </table:table-cell>
          <table:table-cell office:value-type="float" office:value="38.897335" calcext:value-type="float">
            <text:p>38.897335000</text:p>
          </table:table-cell>
          <table:table-cell office:value-type="float" office:value="-75.135736667" calcext:value-type="float">
            <text:p>-75.135736667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yellow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A <text:s text:c="2"/></text:p>
          </table:table-cell>
          <table:table-cell office:value-type="string" calcext:value-type="string">
            <text:p>Big Stone Beach Tanker Anchorage Approach Lighted Buoy</text:p>
          </table:table-cell>
          <table:table-cell table:number-columns-repeated="1009"/>
        </table:table-row>
        <table:table-row table:style-name="ro1">
          <table:table-cell table:formula="of:=DEGREES(ATAN2(COS(RADIANS([.G$2]))*SIN(RADIANS([.G18]))-SIN(RADIANS([.G$2]))*COS(RADIANS([.G18]))*COS(RADIANS([.H18]-[.H$2]));SIN(RADIANS([.H18]-[.H$2]))*COS(RADIANS([.G18]))))" office:value-type="float" office:value="-9.20259747248611" calcext:value-type="float">
            <text:p>-9.2</text:p>
          </table:table-cell>
          <table:table-cell table:formula="of:=MOD([.A18];360)" office:value-type="float" office:value="350.797402527514" calcext:value-type="float">
            <text:p>350.8</text:p>
          </table:table-cell>
          <table:table-cell table:formula="of:=[.B18]*17.777778" office:value-type="float" office:value="6236.39834511078" calcext:value-type="float">
            <text:p>6236</text:p>
          </table:table-cell>
          <table:table-cell table:style-name="ce2" table:formula="of:=[.A18]+[.D$2]" office:value-type="float" office:value="2.79740252751389" calcext:value-type="float">
            <text:p>2.8</text:p>
          </table:table-cell>
          <table:table-cell table:formula="of:=MOD([.D18];360)" office:value-type="float" office:value="2.79740252751389" calcext:value-type="float">
            <text:p>2.8</text:p>
          </table:table-cell>
          <table:table-cell table:formula="of:=[.E18]*17.777778" office:value-type="float" office:value="49.7316011107809" calcext:value-type="float">
            <text:p>50</text:p>
          </table:table-cell>
          <table:table-cell office:value-type="float" office:value="39.035666667" calcext:value-type="float">
            <text:p>39.035666667</text:p>
          </table:table-cell>
          <table:table-cell office:value-type="float" office:value="-75.156626667" calcext:value-type="float">
            <text:p>-75.156626667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red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 text:c="3"/></text:p>
          </table:table-cell>
          <table:table-cell table:style-name="ce17" office:value-type="string" calcext:value-type="string">
            <text:p>16 <text:s/></text:p>
          </table:table-cell>
          <table:table-cell office:value-type="string" calcext:value-type="string">
            <text:p>Delaware Bay Lighted Buoy</text:p>
          </table:table-cell>
          <table:table-cell table:number-columns-repeated="1009"/>
        </table:table-row>
        <table:table-row table:style-name="ro1">
          <table:table-cell table:formula="of:=DEGREES(ATAN2(COS(RADIANS([.G$2]))*SIN(RADIANS([.G19]))-SIN(RADIANS([.G$2]))*COS(RADIANS([.G19]))*COS(RADIANS([.H19]-[.H$2]));SIN(RADIANS([.H19]-[.H$2]))*COS(RADIANS([.G19]))))" office:value-type="float" office:value="-7.41471209985622" calcext:value-type="float">
            <text:p>-7.4</text:p>
          </table:table-cell>
          <table:table-cell table:formula="of:=MOD([.A19];360)" office:value-type="float" office:value="352.585287900144" calcext:value-type="float">
            <text:p>352.6</text:p>
          </table:table-cell>
          <table:table-cell table:formula="of:=[.B19]*17.777778" office:value-type="float" office:value="6268.18297435484" calcext:value-type="float">
            <text:p>6268</text:p>
          </table:table-cell>
          <table:table-cell table:style-name="ce2" table:formula="of:=[.A19]+[.D$2]" office:value-type="float" office:value="4.58528790014378" calcext:value-type="float">
            <text:p>4.6</text:p>
          </table:table-cell>
          <table:table-cell table:formula="of:=MOD([.D19];360)" office:value-type="float" office:value="4.58528790014378" calcext:value-type="float">
            <text:p>4.6</text:p>
          </table:table-cell>
          <table:table-cell table:formula="of:=[.E19]*17.777778" office:value-type="float" office:value="81.5162303548424" calcext:value-type="float">
            <text:p>82</text:p>
          </table:table-cell>
          <table:table-cell office:value-type="float" office:value="39.003776264" calcext:value-type="float">
            <text:p>39.003776264</text:p>
          </table:table-cell>
          <table:table-cell office:value-type="float" office:value="-75.140972014" calcext:value-type="float">
            <text:p>-75.140972014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red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 text:c="3"/></text:p>
          </table:table-cell>
          <table:table-cell table:style-name="ce17" office:value-type="string" calcext:value-type="string">
            <text:p>14 <text:s/></text:p>
          </table:table-cell>
          <table:table-cell office:value-type="string" calcext:value-type="string">
            <text:p>Delaware Bay Main Channel Lighted Buoy</text:p>
          </table:table-cell>
          <table:table-cell table:number-columns-repeated="1009"/>
        </table:table-row>
        <table:table-row table:style-name="ro1">
          <table:table-cell table:formula="of:=DEGREES(ATAN2(COS(RADIANS([.G$2]))*SIN(RADIANS([.G20]))-SIN(RADIANS([.G$2]))*COS(RADIANS([.G20]))*COS(RADIANS([.H20]-[.H$2]));SIN(RADIANS([.H20]-[.H$2]))*COS(RADIANS([.G20]))))" office:value-type="float" office:value="-5.5153871239085" calcext:value-type="float">
            <text:p>-5.5</text:p>
          </table:table-cell>
          <table:table-cell table:formula="of:=MOD([.A20];360)" office:value-type="float" office:value="354.484612876091" calcext:value-type="float">
            <text:p>354.5</text:p>
          </table:table-cell>
          <table:table-cell table:formula="of:=[.B20]*17.777778" office:value-type="float" office:value="6301.9487521271" calcext:value-type="float">
            <text:p>6302</text:p>
          </table:table-cell>
          <table:table-cell table:style-name="ce2" table:formula="of:=[.A20]+[.D$2]" office:value-type="float" office:value="6.4846128760915" calcext:value-type="float">
            <text:p>6.5</text:p>
          </table:table-cell>
          <table:table-cell table:formula="of:=MOD([.D20];360)" office:value-type="float" office:value="6.4846128760915" calcext:value-type="float">
            <text:p>6.5</text:p>
          </table:table-cell>
          <table:table-cell table:formula="of:=[.E20]*17.777778" office:value-type="float" office:value="115.282008127096" calcext:value-type="float">
            <text:p>115</text:p>
          </table:table-cell>
          <table:table-cell office:value-type="float" office:value="38.83828" calcext:value-type="float">
            <text:p>38.838280000</text:p>
          </table:table-cell>
          <table:table-cell office:value-type="float" office:value="-75.11093" calcext:value-type="float">
            <text:p>-75.110930000</text:p>
          </table:table-cell>
          <table:table-cell office:value-type="string" calcext:value-type="string">
            <text:p>Q </text:p>
          </table:table-cell>
          <table:table-cell office:value-type="string" calcext:value-type="string">
            <text:p>red</text:p>
          </table:table-cell>
          <table:table-cell office:value-type="float" office:value="1" calcext:value-type="float">
            <text:p>1.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style-name="ce17" office:value-type="string" calcext:value-type="string">
            <text:p>2 <text:s text:c="2"/></text:p>
          </table:table-cell>
          <table:table-cell office:value-type="string" calcext:value-type="string">
            <text:p>Delaware Bay East Icebreaker Light</text:p>
          </table:table-cell>
          <table:table-cell table:number-columns-repeated="1009"/>
        </table:table-row>
        <table:table-row table:style-name="ro1">
          <table:table-cell table:formula="of:=DEGREES(ATAN2(COS(RADIANS([.G$2]))*SIN(RADIANS([.G21]))-SIN(RADIANS([.G$2]))*COS(RADIANS([.G21]))*COS(RADIANS([.H21]-[.H$2]));SIN(RADIANS([.H21]-[.H$2]))*COS(RADIANS([.G21]))))" office:value-type="float" office:value="-5.10031667557667" calcext:value-type="float">
            <text:p>-5.1</text:p>
          </table:table-cell>
          <table:table-cell table:formula="of:=MOD([.A21];360)" office:value-type="float" office:value="354.899683324423" calcext:value-type="float">
            <text:p>354.9</text:p>
          </table:table-cell>
          <table:table-cell table:formula="of:=[.B21]*17.777778" office:value-type="float" office:value="6309.3277824119" calcext:value-type="float">
            <text:p>6309</text:p>
          </table:table-cell>
          <table:table-cell table:style-name="ce2" table:formula="of:=[.A21]+[.D$2]" office:value-type="float" office:value="6.89968332442333" calcext:value-type="float">
            <text:p>6.9</text:p>
          </table:table-cell>
          <table:table-cell table:formula="of:=MOD([.D21];360)" office:value-type="float" office:value="6.89968332442333" calcext:value-type="float">
            <text:p>6.9</text:p>
          </table:table-cell>
          <table:table-cell table:formula="of:=[.E21]*17.777778" office:value-type="float" office:value="122.6610384119" calcext:value-type="float">
            <text:p>123</text:p>
          </table:table-cell>
          <table:table-cell office:value-type="float" office:value="38.981166667" calcext:value-type="float">
            <text:p>38.981166667</text:p>
          </table:table-cell>
          <table:table-cell office:value-type="float" office:value="-75.126846667" calcext:value-type="float">
            <text:p>-75.126846667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red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 text:c="3"/></text:p>
          </table:table-cell>
          <table:table-cell table:style-name="ce17" office:value-type="string" calcext:value-type="string">
            <text:p>12 <text:s/></text:p>
          </table:table-cell>
          <table:table-cell office:value-type="string" calcext:value-type="string">
            <text:p>Delaware Bay Main Channel Lighted Buoy</text:p>
          </table:table-cell>
          <table:table-cell table:number-columns-repeated="1009"/>
        </table:table-row>
        <table:table-row table:style-name="ro1">
          <table:table-cell table:formula="of:=DEGREES(ATAN2(COS(RADIANS([.G$2]))*SIN(RADIANS([.G22]))-SIN(RADIANS([.G$2]))*COS(RADIANS([.G22]))*COS(RADIANS([.H22]-[.H$2]));SIN(RADIANS([.H22]-[.H$2]))*COS(RADIANS([.G22]))))" office:value-type="float" office:value="-1.96248231062982" calcext:value-type="float">
            <text:p>-2.0</text:p>
          </table:table-cell>
          <table:table-cell table:formula="of:=MOD([.A22];360)" office:value-type="float" office:value="358.03751768937" calcext:value-type="float">
            <text:p>358.0</text:p>
          </table:table-cell>
          <table:table-cell table:formula="of:=[.B22]*17.777778" office:value-type="float" office:value="6365.1115051527" calcext:value-type="float">
            <text:p>6365</text:p>
          </table:table-cell>
          <table:table-cell table:style-name="ce2" table:formula="of:=[.A22]+[.D$2]" office:value-type="float" office:value="10.0375176893702" calcext:value-type="float">
            <text:p>10.0</text:p>
          </table:table-cell>
          <table:table-cell table:formula="of:=MOD([.D22];360)" office:value-type="float" office:value="10.0375176893702" calcext:value-type="float">
            <text:p>10.0</text:p>
          </table:table-cell>
          <table:table-cell table:formula="of:=[.E22]*17.777778" office:value-type="float" office:value="178.444761152696" calcext:value-type="float">
            <text:p>178</text:p>
          </table:table-cell>
          <table:table-cell office:value-type="float" office:value="38.98623" calcext:value-type="float">
            <text:p>38.986230000</text:p>
          </table:table-cell>
          <table:table-cell office:value-type="float" office:value="-75.11318" calcext:value-type="float">
            <text:p>-75.113180000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white</text:p>
          </table:table-cell>
          <table:table-cell office:value-type="float" office:value="10" calcext:value-type="float">
            <text:p>10.0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Brandywine Shoal Light</text:p>
          </table:table-cell>
          <table:table-cell table:number-columns-repeated="1009"/>
        </table:table-row>
        <table:table-row table:style-name="ro1">
          <table:table-cell table:formula="of:=DEGREES(ATAN2(COS(RADIANS([.G$2]))*SIN(RADIANS([.G23]))-SIN(RADIANS([.G$2]))*COS(RADIANS([.G23]))*COS(RADIANS([.H23]-[.H$2]));SIN(RADIANS([.H23]-[.H$2]))*COS(RADIANS([.G23]))))" office:value-type="float" office:value="-1.35954374022724" calcext:value-type="float">
            <text:p>-1.4</text:p>
          </table:table-cell>
          <table:table-cell table:formula="of:=MOD([.A23];360)" office:value-type="float" office:value="358.640456259773" calcext:value-type="float">
            <text:p>358.6</text:p>
          </table:table-cell>
          <table:table-cell table:formula="of:=[.B23]*17.777778" office:value-type="float" office:value="6375.83041320495" calcext:value-type="float">
            <text:p>6376</text:p>
          </table:table-cell>
          <table:table-cell table:style-name="ce2" table:formula="of:=[.A23]+[.D$2]" office:value-type="float" office:value="10.6404562597728" calcext:value-type="float">
            <text:p>10.6</text:p>
          </table:table-cell>
          <table:table-cell table:formula="of:=MOD([.D23];360)" office:value-type="float" office:value="10.6404562597728" calcext:value-type="float">
            <text:p>10.6</text:p>
          </table:table-cell>
          <table:table-cell table:formula="of:=[.E23]*17.777778" office:value-type="float" office:value="189.16366920495" calcext:value-type="float">
            <text:p>189</text:p>
          </table:table-cell>
          <table:table-cell office:value-type="float" office:value="38.832595" calcext:value-type="float">
            <text:p>38.832595000</text:p>
          </table:table-cell>
          <table:table-cell office:value-type="float" office:value="-75.105756667" calcext:value-type="float">
            <text:p>-75.105756667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green</text:p>
          </table:table-cell>
          <table:table-cell office:value-type="float" office:value="4" calcext:value-type="float">
            <text:p>4.0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style-name="ce17" office:value-type="string" calcext:value-type="string">
            <text:p>1 <text:s text:c="2"/></text:p>
          </table:table-cell>
          <table:table-cell office:value-type="string" calcext:value-type="string">
            <text:p>Harbor of Refuge North End Light</text:p>
          </table:table-cell>
          <table:table-cell table:number-columns-repeated="1009"/>
        </table:table-row>
        <table:table-row table:style-name="ro1">
          <table:table-cell table:formula="of:=DEGREES(ATAN2(COS(RADIANS([.G$2]))*SIN(RADIANS([.G24]))-SIN(RADIANS([.G$2]))*COS(RADIANS([.G24]))*COS(RADIANS([.H24]-[.H$2]));SIN(RADIANS([.H24]-[.H$2]))*COS(RADIANS([.G24]))))" office:value-type="float" office:value="-0.151329344671077" calcext:value-type="float">
            <text:p>-0.2</text:p>
          </table:table-cell>
          <table:table-cell table:formula="of:=MOD([.A24];360)" office:value-type="float" office:value="359.848670655329" calcext:value-type="float">
            <text:p>359.8</text:p>
          </table:table-cell>
          <table:table-cell table:formula="of:=[.B24]*17.777778" office:value-type="float" office:value="6397.30978050555" calcext:value-type="float">
            <text:p>6397</text:p>
          </table:table-cell>
          <table:table-cell table:style-name="ce2" table:formula="of:=[.A24]+[.D$2]" office:value-type="float" office:value="11.8486706553289" calcext:value-type="float">
            <text:p>11.8</text:p>
          </table:table-cell>
          <table:table-cell table:formula="of:=MOD([.D24];360)" office:value-type="float" office:value="11.8486706553289" calcext:value-type="float">
            <text:p>11.8</text:p>
          </table:table-cell>
          <table:table-cell table:formula="of:=[.E24]*17.777778" office:value-type="float" office:value="210.643036505552" calcext:value-type="float">
            <text:p>211</text:p>
          </table:table-cell>
          <table:table-cell office:value-type="float" office:value="38.940213333" calcext:value-type="float">
            <text:p>38.940213333</text:p>
          </table:table-cell>
          <table:table-cell office:value-type="float" office:value="-75.104828333" calcext:value-type="float">
            <text:p>-75.104828333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red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 text:c="3"/></text:p>
          </table:table-cell>
          <table:table-cell table:style-name="ce17" office:value-type="string" calcext:value-type="string">
            <text:p>10 <text:s/></text:p>
          </table:table-cell>
          <table:table-cell office:value-type="string" calcext:value-type="string">
            <text:p>Delaware Bay Main Channel Lighted Buoy</text:p>
          </table:table-cell>
          <table:table-cell table:number-columns-repeated="1009"/>
        </table:table-row>
        <table:table-row table:style-name="ro1">
          <table:table-cell table:formula="of:=DEGREES(ATAN2(COS(RADIANS([.G$2]))*SIN(RADIANS([.G25]))-SIN(RADIANS([.G$2]))*COS(RADIANS([.G25]))*COS(RADIANS([.H25]-[.H$2]));SIN(RADIANS([.H25]-[.H$2]))*COS(RADIANS([.G25]))))" office:value-type="float" office:value="1.33358705959974" calcext:value-type="float">
            <text:p>1.3</text:p>
          </table:table-cell>
          <table:table-cell table:formula="of:=MOD([.A25];360)" office:value-type="float" office:value="1.33358705959974" calcext:value-type="float">
            <text:p>1.3</text:p>
          </table:table-cell>
          <table:table-cell table:formula="of:=[.B25]*17.777778" office:value-type="float" office:value="23.7082146892369" calcext:value-type="float">
            <text:p>24</text:p>
          </table:table-cell>
          <table:table-cell table:style-name="ce2" table:formula="of:=[.A25]+[.D$2]" office:value-type="float" office:value="13.3335870595997" calcext:value-type="float">
            <text:p>13.3</text:p>
          </table:table-cell>
          <table:table-cell table:formula="of:=MOD([.D25];360)" office:value-type="float" office:value="13.3335870595997" calcext:value-type="float">
            <text:p>13.3</text:p>
          </table:table-cell>
          <table:table-cell table:formula="of:=[.E25]*17.777778" office:value-type="float" office:value="237.041550689237" calcext:value-type="float">
            <text:p>237</text:p>
          </table:table-cell>
          <table:table-cell office:value-type="float" office:value="38.922511667" calcext:value-type="float">
            <text:p>38.922511667</text:p>
          </table:table-cell>
          <table:table-cell office:value-type="float" office:value="-75.10018" calcext:value-type="float">
            <text:p>-75.100180000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white</text:p>
          </table:table-cell>
          <table:table-cell office:value-type="float" office:value="2.5" calcext:value-type="float">
            <text:p>2.5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Brown Shoal Light</text:p>
          </table:table-cell>
          <table:table-cell table:number-columns-repeated="1009"/>
        </table:table-row>
        <table:table-row table:style-name="ro1">
          <table:table-cell table:formula="of:=DEGREES(ATAN2(COS(RADIANS([.G$2]))*SIN(RADIANS([.G26]))-SIN(RADIANS([.G$2]))*COS(RADIANS([.G26]))*COS(RADIANS([.H26]-[.H$2]));SIN(RADIANS([.H26]-[.H$2]))*COS(RADIANS([.G26]))))" office:value-type="float" office:value="15.3128249159169" calcext:value-type="float">
            <text:p>15.3</text:p>
          </table:table-cell>
          <table:table-cell table:formula="of:=MOD([.A26];360)" office:value-type="float" office:value="15.3128249159169" calcext:value-type="float">
            <text:p>15.3</text:p>
          </table:table-cell>
          <table:table-cell table:formula="of:=[.B26]*17.777778" office:value-type="float" office:value="272.22800190804" calcext:value-type="float">
            <text:p>272</text:p>
          </table:table-cell>
          <table:table-cell table:style-name="ce2" table:formula="of:=[.A26]+[.D$2]" office:value-type="float" office:value="27.3128249159169" calcext:value-type="float">
            <text:p>27.3</text:p>
          </table:table-cell>
          <table:table-cell table:formula="of:=MOD([.D26];360)" office:value-type="float" office:value="27.3128249159169" calcext:value-type="float">
            <text:p>27.3</text:p>
          </table:table-cell>
          <table:table-cell table:formula="of:=[.E26]*17.777778" office:value-type="float" office:value="485.56133790804" calcext:value-type="float">
            <text:p>486</text:p>
          </table:table-cell>
          <table:table-cell office:value-type="float" office:value="38.79712" calcext:value-type="float">
            <text:p>38.797120000</text:p>
          </table:table-cell>
          <table:table-cell office:value-type="float" office:value="-75.099973333" calcext:value-type="float">
            <text:p>-75.099973333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<text:s text:c="4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Delaware Breakwater East End Light</text:p>
          </table:table-cell>
          <table:table-cell table:number-columns-repeated="1009"/>
        </table:table-row>
        <table:table-row table:style-name="ro1">
          <table:table-cell table:formula="of:=DEGREES(ATAN2(COS(RADIANS([.G$2]))*SIN(RADIANS([.G27]))-SIN(RADIANS([.G$2]))*COS(RADIANS([.G27]))*COS(RADIANS([.H27]-[.H$2]));SIN(RADIANS([.H27]-[.H$2]))*COS(RADIANS([.G27]))))" office:value-type="float" office:value="17.3494244943841" calcext:value-type="float">
            <text:p>17.3</text:p>
          </table:table-cell>
          <table:table-cell table:formula="of:=MOD([.A27];360)" office:value-type="float" office:value="17.3494244943841" calcext:value-type="float">
            <text:p>17.3</text:p>
          </table:table-cell>
          <table:table-cell table:formula="of:=[.B27]*17.777778" office:value-type="float" office:value="308.434217088924" calcext:value-type="float">
            <text:p>308</text:p>
          </table:table-cell>
          <table:table-cell table:style-name="ce2" table:formula="of:=[.A27]+[.D$2]" office:value-type="float" office:value="29.3494244943841" calcext:value-type="float">
            <text:p>29.3</text:p>
          </table:table-cell>
          <table:table-cell table:formula="of:=MOD([.D27];360)" office:value-type="float" office:value="29.3494244943841" calcext:value-type="float">
            <text:p>29.3</text:p>
          </table:table-cell>
          <table:table-cell table:formula="of:=[.E27]*17.777778" office:value-type="float" office:value="521.767553088924" calcext:value-type="float">
            <text:p>522</text:p>
          </table:table-cell>
          <table:table-cell office:value-type="float" office:value="38.814508333" calcext:value-type="float">
            <text:p>38.814508333</text:p>
          </table:table-cell>
          <table:table-cell office:value-type="float" office:value="-75.09239" calcext:value-type="float">
            <text:p>-75.092390000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white</text:p>
          </table:table-cell>
          <table:table-cell office:value-type="float" office:value="10" calcext:value-type="float">
            <text:p>10.0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Harbor of Refuge Light</text:p>
          </table:table-cell>
          <table:table-cell table:number-columns-repeated="1009"/>
        </table:table-row>
        <table:table-row table:style-name="ro1">
          <table:table-cell table:formula="of:=DEGREES(ATAN2(COS(RADIANS([.G$2]))*SIN(RADIANS([.G28]))-SIN(RADIANS([.G$2]))*COS(RADIANS([.G28]))*COS(RADIANS([.H28]-[.H$2]));SIN(RADIANS([.H28]-[.H$2]))*COS(RADIANS([.G28]))))" office:value-type="float" office:value="22.8872663092405" calcext:value-type="float">
            <text:p>22.9</text:p>
          </table:table-cell>
          <table:table-cell table:formula="of:=MOD([.A28];360)" office:value-type="float" office:value="22.8872663092405" calcext:value-type="float">
            <text:p>22.9</text:p>
          </table:table-cell>
          <table:table-cell table:formula="of:=[.B28]*17.777778" office:value-type="float" office:value="406.884739472558" calcext:value-type="float">
            <text:p>407</text:p>
          </table:table-cell>
          <table:table-cell table:style-name="ce2" table:formula="of:=[.A28]+[.D$2]" office:value-type="float" office:value="34.8872663092405" calcext:value-type="float">
            <text:p>34.9</text:p>
          </table:table-cell>
          <table:table-cell table:formula="of:=MOD([.D28];360)" office:value-type="float" office:value="34.8872663092405" calcext:value-type="float">
            <text:p>34.9</text:p>
          </table:table-cell>
          <table:table-cell table:formula="of:=[.E28]*17.777778" office:value-type="float" office:value="620.218075472558" calcext:value-type="float">
            <text:p>620</text:p>
          </table:table-cell>
          <table:table-cell office:value-type="float" office:value="38.908193333" calcext:value-type="float">
            <text:p>38.908193333</text:p>
          </table:table-cell>
          <table:table-cell office:value-type="float" office:value="-75.03735" calcext:value-type="float">
            <text:p>-75.037350000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red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 text:c="3"/></text:p>
          </table:table-cell>
          <table:table-cell table:style-name="ce17" office:value-type="string" calcext:value-type="string">
            <text:p>2 <text:s text:c="2"/></text:p>
          </table:table-cell>
          <table:table-cell office:value-type="string" calcext:value-type="string">
            <text:p>Cape May Canal West Entrance Approach Lighted Buoy</text:p>
          </table:table-cell>
          <table:table-cell table:number-columns-repeated="1009"/>
        </table:table-row>
        <table:table-row table:style-name="ro1">
          <table:table-cell table:formula="of:=DEGREES(ATAN2(COS(RADIANS([.G$2]))*SIN(RADIANS([.G29]))-SIN(RADIANS([.G$2]))*COS(RADIANS([.G29]))*COS(RADIANS([.H29]-[.H$2]));SIN(RADIANS([.H29]-[.H$2]))*COS(RADIANS([.G29]))))" office:value-type="float" office:value="37.0525831878981" calcext:value-type="float">
            <text:p>37.1</text:p>
          </table:table-cell>
          <table:table-cell table:formula="of:=MOD([.A29];360)" office:value-type="float" office:value="37.0525831878981" calcext:value-type="float">
            <text:p>37.1</text:p>
          </table:table-cell>
          <table:table-cell table:formula="of:=[.B29]*17.777778" office:value-type="float" office:value="658.712598240985" calcext:value-type="float">
            <text:p>659</text:p>
          </table:table-cell>
          <table:table-cell table:style-name="ce2" table:formula="of:=[.A29]+[.D$2]" office:value-type="float" office:value="49.0525831878981" calcext:value-type="float">
            <text:p>49.1</text:p>
          </table:table-cell>
          <table:table-cell table:formula="of:=MOD([.D29];360)" office:value-type="float" office:value="49.0525831878981" calcext:value-type="float">
            <text:p>49.1</text:p>
          </table:table-cell>
          <table:table-cell table:formula="of:=[.E29]*17.777778" office:value-type="float" office:value="872.045934240985" calcext:value-type="float">
            <text:p>872</text:p>
          </table:table-cell>
          <table:table-cell office:value-type="float" office:value="38.932995" calcext:value-type="float">
            <text:p>38.932995000</text:p>
          </table:table-cell>
          <table:table-cell office:value-type="float" office:value="-74.960383333" calcext:value-type="float">
            <text:p>-74.960383333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white</text:p>
          </table:table-cell>
          <table:table-cell office:value-type="float" office:value="15" calcext:value-type="float">
            <text:p>15.0</text:p>
          </table:table-cell>
          <table:table-cell office:value-type="float" office:value="165" calcext:value-type="float">
            <text:p>16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Cape May Light</text:p>
          </table:table-cell>
          <table:table-cell table:number-columns-repeated="1009"/>
        </table:table-row>
        <table:table-row table:style-name="ro1">
          <table:table-cell table:formula="of:=DEGREES(ATAN2(COS(RADIANS([.G$2]))*SIN(RADIANS([.G30]))-SIN(RADIANS([.G$2]))*COS(RADIANS([.G30]))*COS(RADIANS([.H30]-[.H$2]));SIN(RADIANS([.H30]-[.H$2]))*COS(RADIANS([.G30]))))" office:value-type="float" office:value="46.7615635814083" calcext:value-type="float">
            <text:p>46.8</text:p>
          </table:table-cell>
          <table:table-cell table:formula="of:=MOD([.A30];360)" office:value-type="float" office:value="46.7615635814083" calcext:value-type="float">
            <text:p>46.8</text:p>
          </table:table-cell>
          <table:table-cell table:formula="of:=[.B30]*17.777778" office:value-type="float" office:value="831.316696283161" calcext:value-type="float">
            <text:p>831</text:p>
          </table:table-cell>
          <table:table-cell table:style-name="ce2" table:formula="of:=[.A30]+[.D$2]" office:value-type="float" office:value="58.7615635814083" calcext:value-type="float">
            <text:p>58.8</text:p>
          </table:table-cell>
          <table:table-cell table:formula="of:=MOD([.D30];360)" office:value-type="float" office:value="58.7615635814083" calcext:value-type="float">
            <text:p>58.8</text:p>
          </table:table-cell>
          <table:table-cell table:formula="of:=[.E30]*17.777778" office:value-type="float" office:value="1044.65003228316" calcext:value-type="float">
            <text:p>1045</text:p>
          </table:table-cell>
          <table:table-cell office:value-type="float" office:value="38.794253333" calcext:value-type="float">
            <text:p>38.794253333</text:p>
          </table:table-cell>
          <table:table-cell office:value-type="float" office:value="-75.091405" calcext:value-type="float">
            <text:p>-75.091405000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<text:s text:c="4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Delaware Entrance Speaking Station</text:p>
          </table:table-cell>
          <table:table-cell table:number-columns-repeated="1009"/>
        </table:table-row>
        <table:table-row table:style-name="ro1">
          <table:table-cell table:formula="of:=DEGREES(ATAN2(COS(RADIANS([.G$2]))*SIN(RADIANS([.G31]))-SIN(RADIANS([.G$2]))*COS(RADIANS([.G31]))*COS(RADIANS([.H31]-[.H$2]));SIN(RADIANS([.H31]-[.H$2]))*COS(RADIANS([.G31]))))" office:value-type="float" office:value="52.324290680722" calcext:value-type="float">
            <text:p>52.3</text:p>
          </table:table-cell>
          <table:table-cell table:formula="of:=MOD([.A31];360)" office:value-type="float" office:value="52.324290680722" calcext:value-type="float">
            <text:p>52.3</text:p>
          </table:table-cell>
          <table:table-cell table:formula="of:=[.B31]*17.777778" office:value-type="float" office:value="930.209623729345" calcext:value-type="float">
            <text:p>930</text:p>
          </table:table-cell>
          <table:table-cell table:style-name="ce2" table:formula="of:=[.A31]+[.D$2]" office:value-type="float" office:value="64.324290680722" calcext:value-type="float">
            <text:p>64.3</text:p>
          </table:table-cell>
          <table:table-cell table:formula="of:=MOD([.D31];360)" office:value-type="float" office:value="64.324290680722" calcext:value-type="float">
            <text:p>64.3</text:p>
          </table:table-cell>
          <table:table-cell table:formula="of:=[.E31]*17.777778" office:value-type="float" office:value="1143.54295972934" calcext:value-type="float">
            <text:p>1144</text:p>
          </table:table-cell>
          <table:table-cell office:value-type="float" office:value="38.822488333" calcext:value-type="float">
            <text:p>38.822488333</text:p>
          </table:table-cell>
          <table:table-cell office:value-type="float" office:value="-75.041633333" calcext:value-type="float">
            <text:p>-75.041633333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red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 text:c="3"/></text:p>
          </table:table-cell>
          <table:table-cell table:style-name="ce17" office:value-type="string" calcext:value-type="string">
            <text:p>8 <text:s text:c="2"/></text:p>
          </table:table-cell>
          <table:table-cell office:value-type="string" calcext:value-type="string">
            <text:p>Delaware Bay Entrance Channel Lighted Buoy</text:p>
          </table:table-cell>
          <table:table-cell table:number-columns-repeated="1009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3:Sheet1.O3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4" loext:min-decimal-places="4" number:min-integer-digits="1" number:grouping="true"/>
    </number:number-style>
    <number:number-style style:name="N124">
      <number:number number:decimal-places="5" loext:min-decimal-places="5" number:min-integer-digits="1" number:grouping="true"/>
    </number:number-style>
    <number:number-style style:name="N125">
      <number:number number:decimal-places="6" loext:min-decimal-places="6" number:min-integer-digits="1" number:grouping="true"/>
    </number:number-style>
    <number:number-style style:name="N126">
      <number:number number:decimal-places="7" loext:min-decimal-places="7" number:min-integer-digits="1" number:grouping="true"/>
    </number:number-style>
    <number:number-style style:name="N127">
      <number:number number:decimal-places="8" loext:min-decimal-places="8" number:min-integer-digits="1" number:grouping="true"/>
    </number:number-style>
    <number:number-style style:name="N128">
      <number:number number:decimal-places="9" loext:min-decimal-places="9" number:min-integer-digits="1" number:grouping="true"/>
    </number:number-style>
    <number:number-style style:name="N129">
      <number:number number:decimal-places="10" loext:min-decimal-places="10" number:min-integer-digits="1" number:grouping="true"/>
    </number:number-style>
    <number:number-style style:name="N130">
      <number:number number:decimal-places="11" loext:min-decimal-places="11" number:min-integer-digits="1" number:grouping="true"/>
    </number:number-style>
    <number:number-style style:name="N13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3T19:28:41.090663754</meta:creation-date>
    <dc:date>2021-01-04T00:11:42.722600983</dc:date>
    <meta:editing-duration>PT1H9M8S</meta:editing-duration>
    <meta:editing-cycles>5</meta:editing-cycles>
    <meta:generator>LibreOffice/6.4.6.2$Linux_X86_64 LibreOffice_project/40$Build-2</meta:generator>
    <meta:document-statistic meta:table-count="1" meta:cell-count="459" meta:object-count="0"/>
  </office:meta>
</office:document-meta>
</file>